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Footer">
      <style:text-properties officeooo:paragraph-rsid="00a3515d"/>
    </style:style>
    <style:style style:name="P2" style:family="paragraph" style:parent-style-name="Standard">
      <style:paragraph-properties fo:text-align="center" style:justify-single-word="false"/>
      <style:text-properties fo:font-size="20pt" fo:font-style="normal" style:text-underline-style="none" officeooo:rsid="0000e8f5" officeooo:paragraph-rsid="0000e8f5" style:font-size-asian="20pt" style:font-style-asian="normal" style:font-size-complex="20pt" style:font-style-complex="normal"/>
    </style:style>
    <style:style style:name="P3" style:family="paragraph" style:parent-style-name="Standard">
      <style:paragraph-properties fo:text-align="start" style:justify-single-word="false"/>
      <style:text-properties fo:font-style="normal" officeooo:rsid="0062cc12" officeooo:paragraph-rsid="004e19dc" style:font-style-asian="normal" style:font-style-complex="normal"/>
    </style:style>
    <style:style style:name="P4" style:family="paragraph" style:parent-style-name="Standard">
      <style:paragraph-properties fo:text-align="start" style:justify-single-word="false"/>
      <style:text-properties fo:font-size="14pt" fo:font-style="normal" style:text-underline-style="none" officeooo:rsid="0000e8f5" officeooo:paragraph-rsid="0000e8f5" style:font-size-asian="12.25pt" style:font-style-asian="normal" style:font-size-complex="14pt" style:font-style-complex="normal"/>
    </style:style>
    <style:style style:name="P5" style:family="paragraph" style:parent-style-name="Standard">
      <style:paragraph-properties fo:text-align="start" style:justify-single-word="false"/>
      <style:text-properties fo:font-size="14pt" fo:font-style="normal" style:text-underline-style="none" officeooo:rsid="0000e8f5" officeooo:paragraph-rsid="0003529a" style:font-size-asian="12.25pt" style:font-style-asian="normal" style:font-size-complex="14pt" style:font-style-complex="normal"/>
    </style:style>
    <style:style style:name="P6" style:family="paragraph" style:parent-style-name="Standard">
      <style:paragraph-properties fo:text-align="start" style:justify-single-word="false"/>
      <style:text-properties fo:font-size="14pt" fo:font-style="normal" style:text-underline-style="none" officeooo:rsid="0003529a" officeooo:paragraph-rsid="0003529a" style:font-size-asian="12.25pt" style:font-style-asian="normal" style:font-size-complex="14pt" style:font-style-complex="normal"/>
    </style:style>
    <style:style style:name="P7" style:family="paragraph" style:parent-style-name="Standard">
      <style:paragraph-properties fo:text-align="start" style:justify-single-word="false"/>
      <style:text-properties fo:font-size="14pt" fo:font-style="normal" style:text-underline-style="none" officeooo:rsid="001290f6" officeooo:paragraph-rsid="001290f6" style:font-size-asian="12.25pt" style:font-style-asian="normal" style:font-size-complex="14pt" style:font-style-complex="normal"/>
    </style:style>
    <style:style style:name="P8" style:family="paragraph" style:parent-style-name="Standard">
      <style:paragraph-properties fo:text-align="start" style:justify-single-word="false"/>
      <style:text-properties fo:font-size="14pt" fo:font-style="normal" style:text-underline-style="none" officeooo:rsid="0078d9c4" officeooo:paragraph-rsid="00734af9" style:font-size-asian="12.25pt" style:font-style-asian="normal" style:font-size-complex="14pt" style:font-style-complex="normal"/>
    </style:style>
    <style:style style:name="P9" style:family="paragraph" style:parent-style-name="Standard">
      <style:paragraph-properties fo:text-align="start" style:justify-single-word="false"/>
      <style:text-properties fo:font-size="14pt" fo:font-style="normal" style:text-underline-style="none" officeooo:rsid="0078d9c4" officeooo:paragraph-rsid="0078d9c4" style:font-size-asian="12.25pt" style:font-style-asian="normal" style:font-size-complex="14pt" style:font-style-complex="normal"/>
    </style:style>
    <style:style style:name="P10" style:family="paragraph" style:parent-style-name="Standard">
      <style:paragraph-properties fo:text-align="start" style:justify-single-word="false"/>
      <style:text-properties fo:font-size="14pt" fo:font-style="normal" style:text-underline-style="none" officeooo:rsid="008137d8" officeooo:paragraph-rsid="008137d8" style:font-size-asian="12.25pt" style:font-style-asian="normal" style:font-size-complex="14pt" style:font-style-complex="normal"/>
    </style:style>
    <style:style style:name="P11" style:family="paragraph" style:parent-style-name="Standard">
      <style:paragraph-properties fo:text-align="start" style:justify-single-word="false"/>
      <style:text-properties fo:font-size="14pt" fo:font-style="normal" style:text-underline-style="none" officeooo:rsid="0084fcba" officeooo:paragraph-rsid="0084fcba" style:font-size-asian="12.25pt" style:font-style-asian="normal" style:font-size-complex="14pt" style:font-style-complex="normal"/>
    </style:style>
    <style:style style:name="P12" style:family="paragraph" style:parent-style-name="Standard">
      <style:paragraph-properties fo:text-align="start" style:justify-single-word="false"/>
      <style:text-properties fo:font-size="14pt" fo:font-style="normal" style:text-underline-style="none" officeooo:rsid="008c9e09" officeooo:paragraph-rsid="008c9e09" style:font-size-asian="12.25pt" style:font-style-asian="normal" style:font-size-complex="14pt" style:font-style-complex="normal"/>
    </style:style>
    <style:style style:name="P13" style:family="paragraph" style:parent-style-name="Standard">
      <style:paragraph-properties fo:text-align="start" style:justify-single-word="false"/>
      <style:text-properties fo:font-size="14pt" fo:font-style="normal" style:text-underline-style="none" officeooo:rsid="0062cc12" officeooo:paragraph-rsid="0062cc12" style:font-size-asian="12.25pt" style:font-style-asian="normal" style:font-size-complex="14pt" style:font-style-complex="normal"/>
    </style:style>
    <style:style style:name="P14" style:family="paragraph" style:parent-style-name="Standard">
      <style:paragraph-properties fo:text-align="start" style:justify-single-word="false"/>
      <style:text-properties fo:font-size="14pt" fo:font-style="normal" style:text-underline-style="none" officeooo:rsid="0037b673" officeooo:paragraph-rsid="00a89fcb" style:font-size-asian="12.25pt" style:font-style-asian="normal" style:font-size-complex="14pt" style:font-style-complex="normal"/>
    </style:style>
    <style:style style:name="P15" style:family="paragraph" style:parent-style-name="Standard">
      <style:paragraph-properties fo:text-align="start" style:justify-single-word="false"/>
      <style:text-properties fo:font-size="14pt" fo:font-style="normal" style:text-underline-style="none" officeooo:rsid="0010730c" officeooo:paragraph-rsid="0010730c" style:font-size-asian="12.25pt" style:font-style-asian="normal" style:font-size-complex="14pt" style:font-style-complex="normal"/>
    </style:style>
    <style:style style:name="P16" style:family="paragraph" style:parent-style-name="Standard">
      <style:paragraph-properties fo:text-align="start" style:justify-single-word="false"/>
      <style:text-properties fo:font-size="14pt" fo:font-style="normal" style:text-underline-style="none" officeooo:rsid="0010730c" officeooo:paragraph-rsid="00d9d3e9" style:font-size-asian="12.25pt" style:font-style-asian="normal" style:font-size-complex="14pt" style:font-style-complex="normal"/>
    </style:style>
    <style:style style:name="P17" style:family="paragraph" style:parent-style-name="Standard">
      <style:paragraph-properties fo:text-align="start" style:justify-single-word="false"/>
      <style:text-properties fo:font-size="14pt" fo:font-style="normal" style:text-underline-style="none" officeooo:rsid="00cb24ce" officeooo:paragraph-rsid="00deeb83" style:font-size-asian="12.25pt" style:font-style-asian="normal" style:font-size-complex="14pt" style:font-style-complex="normal"/>
    </style:style>
    <style:style style:name="P18" style:family="paragraph" style:parent-style-name="Standard">
      <style:paragraph-properties fo:text-align="start" style:justify-single-word="false"/>
      <style:text-properties fo:font-size="14pt" fo:font-style="normal" style:text-underline-style="none" officeooo:rsid="002d6be7" officeooo:paragraph-rsid="00dcd605" style:font-size-asian="12.25pt" style:font-style-asian="normal" style:font-size-complex="14pt" style:font-style-complex="normal"/>
    </style:style>
    <style:style style:name="P19" style:family="paragraph" style:parent-style-name="Standard">
      <style:paragraph-properties fo:text-align="start" style:justify-single-word="false"/>
      <style:text-properties fo:font-size="14pt" fo:font-style="normal" style:text-underline-style="none" officeooo:rsid="002a7713" officeooo:paragraph-rsid="00dcd605" style:font-size-asian="12.25pt" style:font-style-asian="normal" style:font-size-complex="14pt" style:font-style-complex="normal"/>
    </style:style>
    <style:style style:name="P20" style:family="paragraph" style:parent-style-name="Standard">
      <style:paragraph-properties fo:text-align="start" style:justify-single-word="false"/>
      <style:text-properties fo:font-size="14pt" fo:font-style="normal" style:text-underline-style="none" officeooo:rsid="00e37bf3" officeooo:paragraph-rsid="00e37bf3" style:font-size-asian="12.25pt" style:font-style-asian="normal" style:font-size-complex="14pt" style:font-style-complex="normal"/>
    </style:style>
    <style:style style:name="P21" style:family="paragraph" style:parent-style-name="Standard">
      <style:paragraph-properties fo:text-align="start" style:justify-single-word="false"/>
      <style:text-properties fo:font-size="14pt" fo:font-style="normal" style:text-underline-style="none" officeooo:rsid="00f0de94" officeooo:paragraph-rsid="00f0de94" style:font-size-asian="12.25pt" style:font-style-asian="normal" style:font-size-complex="14pt" style:font-style-complex="normal"/>
    </style:style>
    <style:style style:name="P22" style:family="paragraph" style:parent-style-name="Standard">
      <style:paragraph-properties fo:text-align="start" style:justify-single-word="false"/>
      <style:text-properties fo:font-size="14pt" fo:font-style="normal" style:text-underline-style="solid" style:text-underline-width="auto" style:text-underline-color="font-color" officeooo:rsid="0079b822" officeooo:paragraph-rsid="0079b822" style:font-size-asian="12.25pt" style:font-style-asian="normal" style:font-size-complex="14pt" style:font-style-complex="normal"/>
    </style:style>
    <style:style style:name="P23" style:family="paragraph" style:parent-style-name="Standard">
      <style:paragraph-properties fo:text-align="start" style:justify-single-word="false" fo:break-before="page"/>
      <style:text-properties fo:font-size="16pt" fo:font-style="normal" style:text-underline-style="solid" style:text-underline-width="auto" style:text-underline-color="font-color" officeooo:rsid="0003529a" officeooo:paragraph-rsid="00734af9" style:font-size-asian="16pt" style:font-style-asian="normal" style:font-size-complex="16pt" style:font-style-complex="normal"/>
    </style:style>
    <style:style style:name="P24" style:family="paragraph" style:parent-style-name="Standard">
      <style:paragraph-properties fo:text-align="start" style:justify-single-word="false" fo:break-before="page"/>
      <style:text-properties fo:font-size="16pt" fo:font-style="normal" style:text-underline-style="solid" style:text-underline-width="auto" style:text-underline-color="font-color" officeooo:rsid="0003529a" officeooo:paragraph-rsid="0003529a" style:font-size-asian="16pt" style:font-style-asian="normal" style:font-size-complex="16pt" style:font-style-complex="normal"/>
    </style:style>
    <style:style style:name="P25" style:family="paragraph" style:parent-style-name="Standard">
      <style:paragraph-properties fo:text-align="start" style:justify-single-word="false"/>
      <style:text-properties officeooo:rsid="003c4ba9" officeooo:paragraph-rsid="003dfb4f"/>
    </style:style>
    <style:style style:name="P26" style:family="paragraph" style:parent-style-name="Standard">
      <style:paragraph-properties fo:text-align="start" style:justify-single-word="false" fo:break-before="page"/>
      <style:text-properties officeooo:rsid="0037b673" officeooo:paragraph-rsid="00a89fcb"/>
    </style:style>
    <style:style style:name="P27" style:family="paragraph" style:parent-style-name="Standard">
      <style:paragraph-properties fo:text-align="start" style:justify-single-word="false"/>
      <style:text-properties officeooo:rsid="004419cd" officeooo:paragraph-rsid="004e19dc"/>
    </style:style>
    <style:style style:name="P28" style:family="paragraph" style:parent-style-name="Standard">
      <style:paragraph-properties fo:text-align="center" style:justify-single-word="false"/>
      <style:text-properties fo:font-size="18pt" fo:font-style="normal" style:text-underline-style="none" officeooo:rsid="00329e39" officeooo:paragraph-rsid="00329e39" style:font-size-asian="18pt" style:font-style-asian="normal" style:font-size-complex="18pt" style:font-style-complex="normal"/>
    </style:style>
    <style:style style:name="P29" style:family="paragraph" style:parent-style-name="Standard">
      <style:paragraph-properties fo:text-align="start" style:justify-single-word="false"/>
      <style:text-properties fo:font-size="14pt" fo:font-style="normal" style:text-underline-style="none" officeooo:rsid="00cb82b3" officeooo:paragraph-rsid="00deeb83" style:font-size-asian="12.25pt" style:font-style-asian="normal" style:font-size-complex="14pt" style:font-style-complex="normal"/>
    </style:style>
    <style:style style:name="P30" style:family="paragraph" style:parent-style-name="Standard">
      <style:paragraph-properties fo:text-align="start" style:justify-single-word="false"/>
      <style:text-properties fo:font-size="14pt" fo:font-style="normal" style:text-underline-style="none" officeooo:rsid="008c9e09" officeooo:paragraph-rsid="008c9e09" style:font-size-asian="12.25pt" style:font-style-asian="normal" style:font-size-complex="14pt" style:font-style-complex="normal"/>
    </style:style>
    <style:style style:name="P31" style:family="paragraph" style:parent-style-name="Standard">
      <style:paragraph-properties fo:text-align="start" style:justify-single-word="false"/>
      <style:text-properties fo:font-size="14pt" fo:font-style="normal" style:text-underline-style="none" officeooo:rsid="00f575d1" officeooo:paragraph-rsid="00f575d1" style:font-size-asian="12.25pt" style:font-style-asian="normal" style:font-size-complex="14pt" style:font-style-complex="normal"/>
    </style:style>
    <style:style style:name="P32" style:family="paragraph" style:parent-style-name="Standard" style:list-style-name="L1">
      <style:paragraph-properties fo:text-align="start" style:justify-single-word="false"/>
      <style:text-properties fo:font-style="normal" officeooo:rsid="0062cc12" officeooo:paragraph-rsid="0062cc12" style:font-style-asian="normal" style:font-style-complex="normal"/>
    </style:style>
    <style:style style:name="P33" style:family="paragraph" style:parent-style-name="Standard" style:list-style-name="L1">
      <style:paragraph-properties fo:text-align="start" style:justify-single-word="false"/>
      <style:text-properties officeooo:paragraph-rsid="0062cc12"/>
    </style:style>
    <style:style style:name="P34" style:family="paragraph" style:parent-style-name="Standard">
      <style:paragraph-properties fo:text-align="start" style:justify-single-word="false"/>
      <style:text-properties officeooo:paragraph-rsid="00f3e355"/>
    </style:style>
    <style:style style:name="P35" style:family="paragraph" style:parent-style-name="Standard" style:list-style-name="L1">
      <style:paragraph-properties fo:text-align="start" style:justify-single-word="false"/>
      <style:text-properties officeooo:rsid="00676fb4" officeooo:paragraph-rsid="00676fb4"/>
    </style:style>
    <style:style style:name="P36" style:family="paragraph" style:parent-style-name="Standard" style:list-style-name="L1">
      <style:paragraph-properties fo:text-align="start" style:justify-single-word="false"/>
      <style:text-properties officeooo:rsid="006ad8bf" officeooo:paragraph-rsid="006ad8bf"/>
    </style:style>
    <style:style style:name="P37" style:family="paragraph" style:parent-style-name="Standard" style:list-style-name="L1">
      <style:paragraph-properties fo:text-align="start" style:justify-single-word="false"/>
      <style:text-properties officeooo:rsid="006cc18f" officeooo:paragraph-rsid="006cc18f"/>
    </style:style>
    <style:style style:name="P38" style:family="paragraph">
      <loext:graphic-properties draw:fill="solid" draw:fill-color="#cccccc"/>
      <style:text-properties fo:font-size="12pt"/>
    </style:style>
    <style:style style:name="P39" style:family="paragraph">
      <loext:graphic-properties draw:fill="solid" draw:fill-color="#cccccc"/>
      <style:text-properties fo:font-size="14pt" fo:font-style="normal" style:font-style-asian="normal" style:font-size-complex="14pt" style:font-style-complex="normal"/>
    </style:style>
    <style:style style:name="P40" style:family="paragraph">
      <loext:graphic-properties draw:fill="solid" draw:fill-color="#cccccc"/>
    </style:style>
    <style:style style:name="T1" style:family="text">
      <style:text-properties officeooo:rsid="009c2b3c"/>
    </style:style>
    <style:style style:name="T2" style:family="text">
      <style:text-properties officeooo:rsid="00a3ad42"/>
    </style:style>
    <style:style style:name="T3" style:family="text">
      <style:text-properties officeooo:rsid="00026b33"/>
    </style:style>
    <style:style style:name="T4" style:family="text">
      <style:text-properties officeooo:rsid="00045307"/>
    </style:style>
    <style:style style:name="T5" style:family="text">
      <style:text-properties officeooo:rsid="00061e6f"/>
    </style:style>
    <style:style style:name="T6" style:family="text">
      <style:text-properties officeooo:rsid="000b1c73"/>
    </style:style>
    <style:style style:name="T7" style:family="text">
      <style:text-properties officeooo:rsid="000bc666"/>
    </style:style>
    <style:style style:name="T8" style:family="text">
      <style:text-properties officeooo:rsid="000cff0c"/>
    </style:style>
    <style:style style:name="T9" style:family="text">
      <style:text-properties officeooo:rsid="000d085f"/>
    </style:style>
    <style:style style:name="T10" style:family="text">
      <style:text-properties officeooo:rsid="000d1844"/>
    </style:style>
    <style:style style:name="T11" style:family="text">
      <style:text-properties officeooo:rsid="000d6e64"/>
    </style:style>
    <style:style style:name="T12" style:family="text">
      <style:text-properties officeooo:rsid="000f563d"/>
    </style:style>
    <style:style style:name="T13" style:family="text">
      <style:text-properties officeooo:rsid="00101da5"/>
    </style:style>
    <style:style style:name="T14" style:family="text">
      <style:text-properties officeooo:rsid="00129929"/>
    </style:style>
    <style:style style:name="T15" style:family="text">
      <style:text-properties officeooo:rsid="0015c402"/>
    </style:style>
    <style:style style:name="T16" style:family="text">
      <style:text-properties fo:font-style="italic" officeooo:rsid="0015c402" style:font-style-asian="italic" style:font-style-complex="italic"/>
    </style:style>
    <style:style style:name="T17" style:family="text">
      <style:text-properties officeooo:rsid="00174d3b"/>
    </style:style>
    <style:style style:name="T18" style:family="text">
      <style:text-properties officeooo:rsid="0019599c"/>
    </style:style>
    <style:style style:name="T19" style:family="text">
      <style:text-properties officeooo:rsid="0019bc87"/>
    </style:style>
    <style:style style:name="T20" style:family="text">
      <style:text-properties officeooo:rsid="001c738d"/>
    </style:style>
    <style:style style:name="T21" style:family="text">
      <style:text-properties officeooo:rsid="001da94a"/>
    </style:style>
    <style:style style:name="T22" style:family="text">
      <style:text-properties officeooo:rsid="001fd5e8"/>
    </style:style>
    <style:style style:name="T23" style:family="text">
      <style:text-properties officeooo:rsid="00200298"/>
    </style:style>
    <style:style style:name="T24" style:family="text">
      <style:text-properties officeooo:rsid="0021f591"/>
    </style:style>
    <style:style style:name="T25" style:family="text">
      <style:text-properties fo:font-size="14pt" fo:font-style="normal" style:text-underline-style="none" style:font-size-asian="12.25pt" style:font-style-asian="normal" style:font-size-complex="14pt" style:font-style-complex="normal"/>
    </style:style>
    <style:style style:name="T26" style:family="text">
      <style:text-properties fo:font-size="14pt" fo:font-style="normal" style:text-underline-style="none" officeooo:rsid="0062cc12" style:font-size-asian="12.25pt" style:font-style-asian="normal" style:font-size-complex="14pt" style:font-style-complex="normal"/>
    </style:style>
    <style:style style:name="T27" style:family="text">
      <style:text-properties fo:font-size="14pt" fo:font-style="normal" style:text-underline-style="none" officeooo:rsid="00692a4c" style:font-size-asian="12.25pt" style:font-style-asian="normal" style:font-size-complex="14pt" style:font-style-complex="normal"/>
    </style:style>
    <style:style style:name="T28" style:family="text">
      <style:text-properties fo:font-size="14pt" fo:font-style="normal" style:text-underline-style="none" officeooo:rsid="006dbbd9" style:font-size-asian="12.25pt" style:font-style-asian="normal" style:font-size-complex="14pt" style:font-style-complex="normal"/>
    </style:style>
    <style:style style:name="T29" style:family="text">
      <style:text-properties fo:font-size="14pt" fo:font-style="normal" style:text-underline-style="none" officeooo:rsid="007013a6" style:font-size-asian="12.25pt" style:font-style-asian="normal" style:font-size-complex="14pt" style:font-style-complex="normal"/>
    </style:style>
    <style:style style:name="T30" style:family="text">
      <style:text-properties fo:font-size="14pt" fo:font-style="normal" style:text-underline-style="none" officeooo:rsid="00701e4c" style:font-size-asian="12.25pt" style:font-style-asian="normal" style:font-size-complex="14pt" style:font-style-complex="normal"/>
    </style:style>
    <style:style style:name="T31" style:family="text">
      <style:text-properties fo:font-size="14pt" fo:font-style="normal" style:text-underline-style="none" officeooo:rsid="004aeee8" style:font-size-asian="12.25pt" style:font-style-asian="normal" style:font-size-complex="14pt" style:font-style-complex="normal"/>
    </style:style>
    <style:style style:name="T32" style:family="text">
      <style:text-properties fo:font-size="14pt" fo:font-style="normal" style:text-underline-style="none" officeooo:rsid="004b77bb" style:font-size-asian="12.25pt" style:font-style-asian="normal" style:font-size-complex="14pt" style:font-style-complex="normal"/>
    </style:style>
    <style:style style:name="T33" style:family="text">
      <style:text-properties fo:font-size="14pt" fo:font-style="normal" style:text-underline-style="none" officeooo:rsid="0046d638" style:font-size-asian="12.25pt" style:font-style-asian="normal" style:font-size-complex="14pt" style:font-style-complex="normal"/>
    </style:style>
    <style:style style:name="T34" style:family="text">
      <style:text-properties fo:font-size="14pt" fo:font-style="normal" style:text-underline-style="none" officeooo:rsid="004c753b" style:font-size-asian="12.25pt" style:font-style-asian="normal" style:font-size-complex="14pt" style:font-style-complex="normal"/>
    </style:style>
    <style:style style:name="T35" style:family="text">
      <style:text-properties fo:font-size="14pt" fo:font-style="normal" style:text-underline-style="none" officeooo:rsid="0047549c" style:font-size-asian="12.25pt" style:font-style-asian="normal" style:font-size-complex="14pt" style:font-style-complex="normal"/>
    </style:style>
    <style:style style:name="T36" style:family="text">
      <style:text-properties fo:font-size="14pt" fo:font-style="normal" style:text-underline-style="none" officeooo:rsid="004d0921" style:font-size-asian="12.25pt" style:font-style-asian="normal" style:font-size-complex="14pt" style:font-style-complex="normal"/>
    </style:style>
    <style:style style:name="T37" style:family="text">
      <style:text-properties fo:font-size="14pt" fo:font-style="normal" style:text-underline-style="none" officeooo:rsid="004db966" style:font-size-asian="12.25pt" style:font-style-asian="normal" style:font-size-complex="14pt" style:font-style-complex="normal"/>
    </style:style>
    <style:style style:name="T38" style:family="text">
      <style:text-properties fo:font-size="14pt" fo:font-style="normal" style:text-underline-style="none" officeooo:rsid="00557bb5" style:font-size-asian="12.25pt" style:font-style-asian="normal" style:font-size-complex="14pt" style:font-style-complex="normal"/>
    </style:style>
    <style:style style:name="T39" style:family="text">
      <style:text-properties fo:font-size="14pt" fo:font-style="normal" style:text-underline-style="none" officeooo:rsid="004e0973" style:font-size-asian="12.25pt" style:font-style-asian="normal" style:font-size-complex="14pt" style:font-style-complex="normal"/>
    </style:style>
    <style:style style:name="T40" style:family="text">
      <style:text-properties fo:font-size="14pt" fo:font-style="normal" style:text-underline-style="none" officeooo:rsid="005758e2" style:font-size-asian="12.25pt" style:font-style-asian="normal" style:font-size-complex="14pt" style:font-style-complex="normal"/>
    </style:style>
    <style:style style:name="T41" style:family="text">
      <style:text-properties fo:font-size="14pt" fo:font-style="normal" style:text-underline-style="none" officeooo:rsid="00586d6e" style:font-size-asian="12.25pt" style:font-style-asian="normal" style:font-size-complex="14pt" style:font-style-complex="normal"/>
    </style:style>
    <style:style style:name="T42" style:family="text">
      <style:text-properties fo:font-size="14pt" fo:font-style="normal" style:text-underline-style="none" officeooo:rsid="005b3e67" style:font-size-asian="12.25pt" style:font-style-asian="normal" style:font-size-complex="14pt" style:font-style-complex="normal"/>
    </style:style>
    <style:style style:name="T43" style:family="text">
      <style:text-properties fo:font-size="14pt" fo:font-style="normal" style:text-underline-style="none" officeooo:rsid="005b7f44" style:font-size-asian="12.25pt" style:font-style-asian="normal" style:font-size-complex="14pt" style:font-style-complex="normal"/>
    </style:style>
    <style:style style:name="T44" style:family="text">
      <style:text-properties fo:font-size="14pt" fo:font-style="normal" style:text-underline-style="none" officeooo:rsid="004f62e2" style:font-size-asian="12.25pt" style:font-style-asian="normal" style:font-size-complex="14pt" style:font-style-complex="normal"/>
    </style:style>
    <style:style style:name="T45" style:family="text">
      <style:text-properties fo:font-size="14pt" fo:font-style="normal" style:text-underline-style="none" officeooo:rsid="00613baf" style:font-size-asian="12.25pt" style:font-style-asian="normal" style:font-size-complex="14pt" style:font-style-complex="normal"/>
    </style:style>
    <style:style style:name="T46" style:family="text">
      <style:text-properties fo:font-size="14pt" fo:font-style="normal" style:text-underline-style="none" officeooo:rsid="00f3e355" style:font-size-asian="12.25pt" style:font-style-asian="normal" style:font-size-complex="14pt" style:font-style-complex="normal"/>
    </style:style>
    <style:style style:name="T47" style:family="text">
      <style:text-properties fo:font-size="14pt" fo:font-style="normal" style:text-underline-style="solid" style:text-underline-width="auto" style:text-underline-color="font-color" style:font-size-asian="12.25pt" style:font-style-asian="normal" style:font-size-complex="14pt" style:font-style-complex="normal"/>
    </style:style>
    <style:style style:name="T48" style:family="text">
      <style:text-properties fo:font-size="14pt" fo:font-style="normal" style:text-underline-style="solid" style:text-underline-width="auto" style:text-underline-color="font-color" officeooo:rsid="007ccec7" style:font-size-asian="12.25pt" style:font-style-asian="normal" style:font-size-complex="14pt" style:font-style-complex="normal"/>
    </style:style>
    <style:style style:name="T49" style:family="text">
      <style:text-properties fo:font-size="14pt" style:text-underline-style="none" style:font-size-asian="12.25pt" style:font-size-complex="14pt"/>
    </style:style>
    <style:style style:name="T50" style:family="text">
      <style:text-properties fo:font-size="14pt" style:text-underline-style="none" officeooo:rsid="00669264" style:font-size-asian="12.25pt" style:font-size-complex="14pt"/>
    </style:style>
    <style:style style:name="T51" style:family="text">
      <style:text-properties fo:font-size="14pt" fo:font-style="italic" style:text-underline-style="none" officeooo:rsid="003c4ba9" style:font-size-asian="12.25pt" style:font-style-asian="italic" style:font-size-complex="14pt" style:font-style-complex="italic"/>
    </style:style>
    <style:style style:name="T52" style:family="text">
      <style:text-properties fo:font-size="14pt" fo:font-style="italic" style:text-underline-style="solid" style:text-underline-width="auto" style:text-underline-color="font-color" officeooo:rsid="003dfb4f" style:font-size-asian="12.25pt" style:font-style-asian="italic" style:font-size-complex="14pt" style:font-style-complex="italic"/>
    </style:style>
    <style:style style:name="T53" style:family="text">
      <style:text-properties officeooo:rsid="002d6be7"/>
    </style:style>
    <style:style style:name="T54" style:family="text">
      <style:text-properties officeooo:rsid="007c549b"/>
    </style:style>
    <style:style style:name="T55" style:family="text">
      <style:text-properties officeooo:rsid="007ccec7"/>
    </style:style>
    <style:style style:name="T56" style:family="text">
      <style:text-properties officeooo:rsid="00825760"/>
    </style:style>
    <style:style style:name="T57" style:family="text">
      <style:text-properties officeooo:rsid="00825792"/>
    </style:style>
    <style:style style:name="T58" style:family="text">
      <style:text-properties officeooo:rsid="00975d82"/>
    </style:style>
    <style:style style:name="T59" style:family="text">
      <style:text-properties officeooo:rsid="00c0d8b2"/>
    </style:style>
    <style:style style:name="T60" style:family="text">
      <style:text-properties officeooo:rsid="00c66487"/>
    </style:style>
    <style:style style:name="T61" style:family="text">
      <style:text-properties officeooo:rsid="00cb82b3"/>
    </style:style>
    <style:style style:name="T62" style:family="text">
      <style:text-properties officeooo:rsid="001290f6"/>
    </style:style>
    <style:style style:name="T63" style:family="text">
      <style:text-properties officeooo:rsid="00f0f855"/>
    </style:style>
    <style:style style:name="T64" style:family="text">
      <style:text-properties fo:font-size="12pt"/>
    </style:style>
    <style:style style:name="T65" style:family="text">
      <style:text-properties fo:font-size="12pt" fo:font-style="normal" style:font-style-asian="normal" style:font-size-complex="14pt" style:font-style-complex="normal"/>
    </style:style>
    <style:style style:name="T66" style:family="text">
      <style:text-properties fo:font-size="11pt" style:font-size-asian="10pt" style:font-size-complex="11pt"/>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solid" draw:fill-color="#cccccc" fo:min-height="1.462cm" style:run-through="foreground" style:wrap="run-through" style:number-wrapped-paragraphs="no-limit" style:vertical-pos="from-top" style:horizontal-pos="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solid" draw:fill-color="#cccccc" fo:min-height="0.499cm" style:run-through="foreground" style:wrap="run-through" style:number-wrapped-paragraphs="no-limit" style:vertical-pos="middle" style:vertical-rel="baseline"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solid" draw:fill-color="#cccccc" fo:min-height="3.45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solid" draw:fill-color="#cccccc" fo:min-height="10.469cm" style:run-through="foreground" style:wrap="run-through" style:number-wrapped-paragraphs="no-limit" style:vertical-pos="middle" style:vertical-rel="baseline"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solid" draw:fill-color="#cccccc" fo:min-height="3.41cm" style:run-through="foreground" style:wrap="run-through" style:number-wrapped-paragraphs="no-limit" style:vertical-pos="from-top" style:horizontal-pos="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esign Document For A Custom Programming Language</text:p>
      <text:p text:style-name="P28">By James Barnfather</text:p>
      <text:p text:style-name="P4"/>
      <text:p text:style-name="P4">This document describes the design and <text:span text:style-name="T59">the </text:span>technical <text:span text:style-name="T59">implementation</text:span> of a new programming language name<text:span text:style-name="T3">d</text:span> “Kilt” <text:span text:style-name="T59">and it’s compiler.</text:span></text:p>
      <text:p text:style-name="P4"/>
      <text:p text:style-name="P17">Kilt is a procedural, statically typed, toy programming language <text:span text:style-name="T61">designed for simple scripts and light application’s development.</text:span></text:p>
      <text:p text:style-name="P17"/>
      <text:p text:style-name="P21"><text:span text:style-name="T63">Example </text:span>Code:</text:p>
      <text:p text:style-name="P29"><draw:frame text:anchor-type="as-char" svg:y="-1.05cm" draw:z-index="5" draw:name="Text Frame 6" draw:style-name="gr1" draw:text-style-name="P38" svg:width="17.001cm" svg:height="1.463cm"><draw:text-box><text:p><text:span text:style-name="T64">Age : int = 17;</text:span></text:p><text:p><text:span text:style-name="T64">Name : string = “James”;</text:span></text:p><text:p><text:span text:style-name="T64">println(“Hello, my name is “, Name, “and I am “, Age, “Years Old!!!”);</text:span></text:p></draw:text-box></draw:frame></text:p>
      <text:p text:style-name="P20"/>
      <text:p text:style-name="P20">Output: “Hello, my name is James and I am 17 Years Old!!!”</text:p>
      <text:p text:style-name="P24">The Language Specification</text:p>
      <text:p text:style-name="P5"/>
      <text:p text:style-name="P6">Kilt is a <text:span text:style-name="T17">statically</text:span><text:span text:style-name="T4"> typed</text:span> programming language <text:span text:style-name="T5">focused on a procedural programming approach, despite this the language will have support for classes that contain </text:span><text:span text:style-name="T6">basic</text:span><text:span text:style-name="T5"> members </text:span><text:span text:style-name="T6">and</text:span><text:span text:style-name="T5"> methods. </text:span><text:span text:style-name="T7">Kilt’s code begins </text:span><text:span text:style-name="T8">its ex</text:span><text:span text:style-name="T9">ec</text:span><text:span text:style-name="T8">ution</text:span><text:span text:style-name="T7"> from the top and executes down, there is no single start point </text:span><text:span text:style-name="T10">or</text:span><text:span text:style-name="T7"> function </text:span><text:span text:style-name="T10">for the programs execution</text:span><text:span text:style-name="T7"> unlike for e.g. C++ which starts at its main functions. </text:span><text:span text:style-name="T11">The language will have support for basic types like int</text:span><text:span text:style-name="T12">eger &amp; floating point numbers</text:span><text:span text:style-name="T11">, bool</text:span><text:span text:style-name="T12">eans</text:span><text:span text:style-name="T11">’, </text:span><text:span text:style-name="T13">string’s and arrays.</text:span></text:p>
      <text:p text:style-name="P6"/>
      <text:p text:style-name="P15">Here’s and example of a simple program that calculates the factorial of a number:</text:p>
      <text:p text:style-name="P16"><draw:frame text:anchor-type="as-char" svg:y="-1.05cm" draw:z-index="0" draw:name="Text Frame 1" draw:style-name="gr5" draw:text-style-name="P38" svg:width="17.001cm" svg:height="3.41cm"><draw:text-box><text:p><text:span text:style-name="T64">func factorial(n : int) : int</text:span></text:p><text:p><text:span text:style-name="T64">{</text:span></text:p><text:p><text:span text:style-name="T64"><text:tab/></text:span><text:span text:style-name="T64">if n == 0 { return 0; }</text:span></text:p><text:p><text:span text:style-name="T64"><text:tab/></text:span><text:span text:style-name="T64">return n * factorial(n - 1);</text:span></text:p><text:p><text:span text:style-name="T64">}</text:span></text:p><text:p><text:span text:style-name="T64"/></text:p><text:p><text:span text:style-name="T64">factorial(5);</text:span></text:p></draw:text-box></draw:frame></text:p>
      <text:p text:style-name="P16"><text:span text:style-name="T62">As you can see from this code snippet, </text:span><text:span text:style-name="T18">the language </text:span><text:span text:style-name="T58">features</text:span><text:span text:style-name="T18"> many</text:span><text:span text:style-name="T62"> concepts like recursion, function return types, code flow, and function </text:span><text:span text:style-name="T14">arguments </text:span><text:span text:style-name="T21">built-in and at your disposal</text:span><text:span text:style-name="T18">.</text:span><text:span text:style-name="T14"> </text:span><text:span text:style-name="T19">Another</text:span><text:span text:style-name="T15"> thing you’ll notice is that the variable </text:span><text:span text:style-name="T16">n</text:span><text:span text:style-name="T15"> is declared as being of type </text:span><text:span text:style-name="T16">int</text:span><text:span text:style-name="T15">, </text:span><text:span text:style-name="T17">this is an example of </text:span><text:span text:style-name="T20">how </text:span><text:span text:style-name="T22">variable type in this language are static, as in</text:span><text:span text:style-name="T20"> its type is always known by the compiler during compilation, </text:span><text:span text:style-name="T23">which means</text:span><text:span text:style-name="T20"> the variables type is immutable, this makes it simpler to reason with the code at hand, and it makes the compilers life simpler by being able to report an error whe</text:span><text:span text:style-name="T24">n</text:span><text:span text:style-name="T20"> you attempt to assign a value that is invalid with its type </text:span><text:span text:style-name="T24">at compile time instead of runtime.</text:span></text:p>
      <text:p text:style-name="P7"/>
      <text:p text:style-name="P19">The type isn't necessary when a variable is declared because the language will attempt to infer the type if no type is given but a value is, <text:span text:style-name="T53">for e.g. you could define a variable like:</text:span></text:p>
      <text:p text:style-name="P19"><draw:frame text:anchor-type="as-char" draw:z-index="1" draw:name="Text Frame 3" draw:style-name="gr2" draw:text-style-name="P39" svg:width="17.001cm" svg:height="0.5cm"><draw:text-box><text:p><text:span text:style-name="T65">age : int = 17;</text:span></text:p></draw:text-box></draw:frame></text:p>
      <text:p text:style-name="P18">or you could define it as:</text:p>
      <text:p text:style-name="P18"><draw:frame text:anchor-type="as-char" draw:z-index="4" draw:name="Text Frame 2" draw:style-name="gr2" draw:text-style-name="P39" svg:width="17.001cm" svg:height="0.5cm"><draw:text-box><text:p><text:span text:style-name="T65">age := 17;</text:span></text:p></draw:text-box></draw:frame></text:p>
      <text:p text:style-name="P14">either way the type is the same as 17 is a integer literal, if it was <text:span text:style-name="T60">assigned</text:span> 17.42 it would be inferred as a float because its value is float literal.</text:p>
      <text:p text:style-name="P26"><text:span text:style-name="T51">* The following is written in BNF notation which is way to define context-free grammar, for more information follow </text:span><text:a xlink:type="simple" xlink:href="https://en.wikipedia.org/wiki/Backus–Naur_form" text:style-name="Internet_20_link" text:visited-style-name="Visited_20_Internet_20_Link"><text:span text:style-name="T52">this link</text:span></text:a><text:span text:style-name="T51">.</text:span></text:p>
      <text:p text:style-name="P25"><draw:frame text:anchor-type="as-char" draw:z-index="2" draw:name="Text Frame 4" draw:style-name="gr4" draw:text-style-name="P40" svg:width="17.059cm" svg:height="10.469cm"><draw:text-box><text:p><text:span text:style-name="T66">&lt;statement&gt; ::= "if" &lt;condition&gt; &lt;statement-block&gt; ("else" &lt;statement-block&gt;)?</text:span></text:p><text:p><text:span text:style-name="T66"><text:tab/></text:span><text:span text:style-name="T66">| "loop" &lt;statement-block&gt;</text:span></text:p><text:p><text:span text:style-name="T66"><text:tab/></text:span><text:span text:style-name="T66">| "for" (&lt;variable-decleration&gt; | &lt;expression&gt;) ',' &lt;condition&gt; ',' &lt;expression&gt; &lt;statement-block&gt;</text:span></text:p><text:p><text:span text:style-name="T66"><text:tab/></text:span><text:span text:style-name="T66">| "func" &lt;identifier&gt; "(" &lt;argument-list-decleration&gt; ")" (":" &lt;identifier)? &lt;statement-block&gt;?</text:span></text:p><text:p><text:span text:style-name="T66"><text:tab/></text:span><text:span text:style-name="T66">| "return" &lt;expression&gt; ';'</text:span></text:p><text:p><text:span text:style-name="T66"><text:tab/></text:span><text:span text:style-name="T66">| "break" ';'</text:span></text:p><text:p><text:span text:style-name="T66"><text:tab/></text:span><text:span text:style-name="T66">| "continue" ';'</text:span></text:p><text:p><text:span text:style-name="T66"><text:tab/></text:span><text:span text:style-name="T66">| &lt;expression&gt; ';'</text:span></text:p><text:p><text:span text:style-name="T66"><text:tab/></text:span><text:span text:style-name="T66">| &lt;variable-decleration&gt; ';'</text:span></text:p><text:p><text:span text:style-name="T66"><text:tab/></text:span><text:span text:style-name="T66">| &lt;statement-block&gt;</text:span></text:p><text:p/><text:p><text:span text:style-name="T66">&lt;statement-list&gt; ::= &lt;statement&gt;*</text:span></text:p><text:p><text:span text:style-name="T66">&lt;statement-block&gt; :: "{" &lt;statement-list&gt; "}"</text:span></text:p><text:p/><text:p><text:span text:style-name="T66">&lt;variable-decleration&gt; ::= &lt;identifier&gt; &lt;identifier&gt; ("=" &lt;expression&gt;)?</text:span></text:p><text:p/><text:p><text:span text:style-name="T66">&lt;argument-list-decleration&gt; ::= &lt;variable-decleration&gt; (',' &lt;variable-decleration&gt;)*</text:span></text:p><text:p><text:span text:style-name="T66">&lt;argument-list&gt; ::= &lt;expression&gt; (',' &lt;expression&gt;)*</text:span></text:p><text:p/><text:p><text:span text:style-name="T66">&lt;condition&gt; ::= &lt;expression&gt; ("==" | "!=" | "&gt;=" | "&lt;=" | "&gt;" | "&lt;" |) &lt;expression&gt;</text:span></text:p><text:p><text:span text:style-name="T66">&lt;expression&gt; ::= string | integer | float | identifier</text:span></text:p><text:p/><text:p><text:span text:style-name="T66">&lt;function-call&gt; ::= &lt;identifier&gt; '(' &lt;argument-list&gt; ')'</text:span></text:p></draw:text-box></draw:frame></text:p>
      <text:p text:style-name="P27"><text:span text:style-name="T25">In la</text:span><text:span text:style-name="T31">y</text:span><text:span text:style-name="T25">m</text:span><text:span text:style-name="T31">a</text:span><text:span text:style-name="T25">n’</text:span><text:span text:style-name="T32">s</text:span><text:span text:style-name="T25"> terms, </text:span><text:span text:style-name="T33">the program is broken down into a list of statements, </text:span><text:span text:style-name="T34">a statement can be of various types</text:span><text:span text:style-name="T33"> like </text:span><text:span text:style-name="T34">a</text:span><text:span text:style-name="T33"> variable decl</text:span><text:span text:style-name="T35">a</text:span><text:span text:style-name="T33">ration, if statement’s, for loops, return statements, expressions etc. </text:span><text:span text:style-name="T36">This languages grammar is recursive in nature, as it allows the code to be more expressive and pragmatic, in opposition to a grammar that is context sensitive, </text:span><text:span text:style-name="T37">an example of </text:span><text:span text:style-name="T38">its recursive design</text:span><text:span text:style-name="T37"> is that a function decl</text:span><text:span text:style-name="T39">a</text:span><text:span text:style-name="T37">ration is a statement, and the function decl</text:span><text:span text:style-name="T39">a</text:span><text:span text:style-name="T37">ration contains a code-block which is a list of statements, </text:span><text:span text:style-name="T40">so your could have a function statement defined within another function statement ad n</text:span><text:span text:style-name="T41">auseam</text:span><text:span text:style-name="T37">. </text:span><text:span text:style-name="T42">As of right now </text:span><text:span text:style-name="T43">(01:07am, 13/02) </text:span><text:span text:style-name="T42"><text:s/>i</text:span><text:span text:style-name="T44"> haven’t designed the grammar for classes as they're implementation is still heavily work-in progress, </text:span><text:span text:style-name="T45">but that is something I will get around too.</text:span></text:p>
      <text:p text:style-name="P3"/>
      <text:p text:style-name="P13">The design I have described here only pertains to features the I can guarantee to exist within the final version, other features that I hope to have but may not be able too are:</text:p>
      <text:list text:style-name="L1">
        <text:list-item>
          <text:p text:style-name="P32"><text:span text:style-name="T49">Enums </text:span><text:span text:style-name="T50">similar to C/C++.</text:span></text:p>
        </text:list-item>
        <text:list-item>
          <text:p text:style-name="P33"><text:span text:style-name="T26">Defer statement’s similar to </text:span><text:a xlink:type="simple" xlink:href="https://go.dev/tour/flowcontrol/12" text:style-name="Internet_20_link" text:visited-style-name="Visited_20_Internet_20_Link">golang</text:a><text:span text:style-name="T26">.</text:span></text:p>
        </text:list-item>
        <text:list-item>
          <text:p text:style-name="P35"><text:span text:style-name="T26">P</text:span><text:span text:style-name="T25">attern matching as an alternative to switch statements, </text:span><text:span text:style-name="T27">similar to rust.</text:span></text:p>
        </text:list-item>
        <text:list-item>
          <text:p text:style-name="P36"><text:span text:style-name="T27">T</text:span><text:span text:style-name="T25">he ability to call functions before their declaration.</text:span></text:p>
        </text:list-item>
        <text:list-item>
          <text:p text:style-name="P37"><text:span text:style-name="T25">A foreign-function interface </text:span><text:span text:style-name="T29">(FFI)</text:span><text:span text:style-name="T25"> </text:span><text:span text:style-name="T28">for </text:span><text:span text:style-name="T30">calling</text:span><text:span text:style-name="T28"> code written outside of Kilt, for example calling a function written in C.</text:span></text:p>
        </text:list-item>
      </text:list>
      <text:p text:style-name="P23">Compiler Specification</text:p>
      <text:p text:style-name="P8"/>
      <text:p text:style-name="P9">The compiler is broken down into 4 stages.</text:p>
      <text:p text:style-name="P9"/>
      <text:p text:style-name="P22">Lex<text:span text:style-name="T54">ica</text:span>l <text:span text:style-name="T55">Analysis</text:span></text:p>
      <text:p text:style-name="P10">This is the process of turning raw text, into a more abstract form commonly known as Token’s, <text:span text:style-name="T56">a token is an abstract piece of data used for parsing, the leaves out useless white-space like spaces and comments. </text:span><text:span text:style-name="T57">A token usually contains a type, text, and information relating to where in the text the token occurs (this makes reporting error’s simpler).</text:span></text:p>
      <text:p text:style-name="P10"/>
      <text:p text:style-name="P11">Converting text to tokens can be seen in this example:</text:p>
      <text:p text:style-name="P11"><draw:frame text:anchor-type="char" draw:z-index="3" draw:name="Text Frame 5" draw:style-name="gr3" draw:text-style-name="P39" svg:width="16.934cm" svg:height="3.46cm" svg:x="0.079cm" svg:y="0.067cm"><draw:text-box><text:p><text:span text:style-name="T65">Input:</text:span></text:p><text:p><text:span text:style-name="T65">Age : int = 17;</text:span></text:p><text:p><text:span text:style-name="T65"/></text:p><text:p><text:span text:style-name="T65">Is converted into</text:span></text:p><text:p><text:span text:style-name="T65"/></text:p><text:p><text:span text:style-name="T65">Output:</text:span></text:p><text:p><text:span text:style-name="T65">Identifier Colon Identifier Equals Literal</text:span></text:p></draw:text-box></draw:frame></text:p>
      <text:p text:style-name="P11"/>
      <text:p text:style-name="P11"/>
      <text:p text:style-name="P11"/>
      <text:p text:style-name="P11"/>
      <text:p text:style-name="P11"/>
      <text:p text:style-name="P12"/>
      <text:p text:style-name="P12">As you can see this form of representation is much simpler, because in the end the specifics don’t really matter until later-on in the compilation process.</text:p>
      <text:p text:style-name="P12"/>
      <text:p text:style-name="P34"><text:span text:style-name="T48">Recursive Descent Parser</text:span></text:p>
      <text:p text:style-name="P31">Once you have a stream of tokens we then execute the process of converting tokens into an Abstract Syntax Tree (AS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paragraph-rsid="00a3515d"/>
    </style:style>
    <style:style style:name="MT1" style:family="text">
      <style:text-properties officeooo:rsid="009c2b3c"/>
    </style:style>
    <style:style style:name="MT2" style:family="text">
      <style:text-properties officeooo:rsid="00a3ad42"/>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order="none" fo:padding="0.051cm" fo:background-color="transparent" style:dynamic-spacing="false" draw:fill="none" draw:fill-color="#999999"/>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Page </text:span><text:page-number text:select-page="current">1</text:page-number><text:s/><text:span text:style-name="MT2">of </text:span><text:span text:style-name="MT2"><text:page-count>4</text:page-count></text:span></text:p>
      </style:footer>
      <style:footer-left>
        <text:p text:style-name="MP1"><text:span text:style-name="MT1">Page </text:span><text:page-number text:select-page="current">2</text:page-number><text:s/><text:span text:style-name="MT2">of </text:span><text:span text:style-name="MT2"><text:page-count>4</text:page-count></text:span></text:p>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13T00:16:15.692577432</meta:creation-date>
    <dc:date>2023-02-15T23:20:04.180018509</dc:date>
    <meta:editing-duration>PT6H42M26S</meta:editing-duration>
    <meta:editing-cycles>170</meta:editing-cycles>
    <meta:generator>LibreOffice/7.5.0.3$Linux_X86_64 LibreOffice_project/50$Build-3</meta:generator>
    <meta:document-statistic meta:table-count="0" meta:image-count="0" meta:object-count="0" meta:page-count="4" meta:paragraph-count="36" meta:word-count="725" meta:character-count="4256" meta:non-whitespace-character-count="3566"/>
  </office:meta>
</office:document-meta>
</file>